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ackage CCard;</text:p>
      <text:p text:style-name="P1"/>
      <text:p text:style-name="P1">public class CreditCard {</text:p>
      <text:p text:style-name="P1"><text:s text:c="4"/>private String customerName;</text:p>
      <text:p text:style-name="P1"><text:s text:c="4"/>private String cardNumber;</text:p>
      <text:p text:style-name="P1"><text:s text:c="4"/>private double creditLimit;</text:p>
      <text:p text:style-name="P1"><text:s text:c="4"/>private double currentBalance;</text:p>
      <text:p text:style-name="P1"/>
      <text:p text:style-name="P1"><text:s text:c="4"/>public CreditCard(String customerName, String cardNumber, double creditLimit) {</text:p>
      <text:p text:style-name="P1"><text:s text:c="8"/>this.customerName = customerName;</text:p>
      <text:p text:style-name="P1"><text:s text:c="8"/>this.cardNumber = cardNumber;</text:p>
      <text:p text:style-name="P1"><text:s text:c="8"/>this.creditLimit = creditLimit;</text:p>
      <text:p text:style-name="P1"><text:s text:c="8"/>this.currentBalance = creditLimit;</text:p>
      <text:p text:style-name="P1"><text:s text:c="4"/>}</text:p>
      <text:p text:style-name="P1"/>
      <text:p text:style-name="P1"><text:s text:c="4"/>private boolean pmtApprove(double amount) {</text:p>
      <text:p text:style-name="P1"><text:s text:c="8"/>return amount &lt;= currentBalance;</text:p>
      <text:p text:style-name="P1"><text:s text:c="4"/>}</text:p>
      <text:p text:style-name="P1"/>
      <text:p text:style-name="P1"><text:s text:c="4"/>protected boolean makePayment(double amount) {</text:p>
      <text:p text:style-name="P1"><text:s text:c="8"/>if (pmtApprove(amount)) {</text:p>
      <text:p text:style-name="P1"><text:s text:c="12"/>currentBalance -= amount;</text:p>
      <text:p text:style-name="P1"><text:s text:c="12"/>return true;</text:p>
      <text:p text:style-name="P1"><text:s text:c="8"/>} else {</text:p>
      <text:p text:style-name="P1"><text:s text:c="12"/>System.out.println("The transaction is unsuccessful. The transaction balance exceeds the card balance.");</text:p>
      <text:p text:style-name="P1"><text:s text:c="12"/>return false;</text:p>
      <text:p text:style-name="P1"><text:s text:c="8"/>}</text:p>
      <text:p text:style-name="P1"><text:s text:c="4"/>}</text:p>
      <text:p text:style-name="P1"/>
      <text:p text:style-name="P1"><text:s text:c="4"/>protected void printSummary() {</text:p>
      <text:p text:style-name="P1"><text:s text:c="8"/>System.out.println("Customer name: " + customerName);</text:p>
      <text:p text:style-name="P1"><text:s text:c="8"/>System.out.println("Card number: " + cardNumber);</text:p>
      <text:p text:style-name="P1"><text:s text:c="8"/>System.out.println("Credit limit ($): " + (long)creditLimit);</text:p>
      <text:p text:style-name="P1"><text:s text:c="8"/>System.out.println("Card balance ($): " + (long)currentBalance);</text:p>
      <text:p text:style-name="P1"><text:s text:c="4"/>}</text:p>
      <text:p text:style-name="P1"/>
      <text:p text:style-name="P1"><text:s text:c="4"/>public String getCardNumber() {</text:p>
      <text:p text:style-name="P1"><text:s text:c="8"/>return cardNumber;</text:p>
      <text:p text:style-name="P1"><text:s text:c="4"/>}</text:p>
      <text:p text:style-name="P1"/>
      <text:p text:style-name="P1"><text:s text:c="4"/>public String getCustomerName() {</text:p>
      <text:p text:style-name="P1"><text:s text:c="8"/>return customerName;</text:p>
      <text:p text:style-name="P1"><text:s text:c="4"/>}</text:p>
      <text:p text:style-name="P1"/>
      <text:p text:style-name="P1"><text:s text:c="4"/>public long getCurrentBalanceAsLong() {</text:p>
      <text:p text:style-name="P1"><text:s text:c="8"/>return (long) currentBalance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